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7ff" officeooo:paragraph-rsid="001317ff"/>
    </style:style>
    <style:style style:name="T1" style:family="text">
      <style:text-properties officeooo:rsid="00146c68"/>
    </style:style>
    <style:style style:name="T2" style:family="text">
      <style:text-properties officeooo:rsid="0014852c"/>
    </style:style>
    <style:style style:name="T3" style:family="text">
      <style:text-properties officeooo:rsid="001650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Favorites not working/unfinished</text:p>
      <text:p text:style-name="P1">* <text:span text:style-name="T1">4.12 – manage only your own books. See all the books in shop</text:span></text:p>
      <text:p text:style-name="P1">* <text:span text:style-name="T2">something wrong with rebuilding in user_books page. <text:s/></text:span><text:span text:style-name="T3">(4.12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0:03:09.843900219</meta:creation-date>
    <dc:date>2020-08-28T13:45:56.648649410</dc:date>
    <meta:editing-duration>PT2M49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" meta:paragraph-count="3" meta:word-count="26" meta:character-count="157" meta:non-whitespace-character-count="132"/>
  </office:meta>
</office:document-meta>
</file>